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79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Rssi Faltante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Configuración (filtro-kernel-convolucion)</text:p>
          </table:table-cell>
          <table:table-cell table:style-name="ce1" office:value-type="string" calcext:value-type="string">
            <text:p>Perdida</text:p>
          </table:table-cell>
          <table:table-cell table:style-name="ce1" office:value-type="string" calcext:value-type="string">
            <text:p>Precisión</text:p>
          </table:table-cell>
          <table:table-cell table:style-name="ce1" office:value-type="string" calcext:value-type="string">
            <text:p>Normalizacion entrada</text:p>
          </table:table-cell>
          <table:table-cell table:style-name="ce1" office:value-type="string" calcext:value-type="string">
            <text:p>Normalización salida</text:p>
          </table:table-cell>
          <table:table-cell/>
          <table:table-cell table:style-name="ce1" office:value-type="string" calcext:value-type="string">
            <text:p>Desv Max X</text:p>
          </table:table-cell>
          <table:table-cell table:style-name="ce1" office:value-type="string" calcext:value-type="string">
            <text:p>Desv Min X</text:p>
          </table:table-cell>
          <table:table-cell table:style-name="ce1" office:value-type="string" calcext:value-type="string">
            <text:p>Desv Avg X</text:p>
          </table:table-cell>
          <table:table-cell table:style-name="ce1" office:value-type="string" calcext:value-type="string">
            <text:p>Desv Max Y</text:p>
          </table:table-cell>
          <table:table-cell table:style-name="ce1" office:value-type="string" calcext:value-type="string">
            <text:p>Desv Min Y</text:p>
          </table:table-cell>
          <table:table-cell table:style-name="ce1" office:value-type="string" calcext:value-type="string">
            <text:p>Desv Avg Y</text:p>
          </table:table-cell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 en entrenamiento. Reemplazo por previo/posterior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10.854119" calcext:value-type="float">
            <text:p>10,854119</text:p>
          </table:table-cell>
          <table:table-cell office:value-type="float" office:value="0.00024414062" calcext:value-type="float">
            <text:p>0,00024414062</text:p>
          </table:table-cell>
          <table:table-cell office:value-type="float" office:value="0.029139402409141" calcext:value-type="float">
            <text:p>0,029139402409141</text:p>
          </table:table-cell>
          <table:table-cell office:value-type="float" office:value="7.2701187" calcext:value-type="float">
            <text:p>7,2701187</text:p>
          </table:table-cell>
          <table:table-cell office:value-type="float" office:value="0.0032176971" calcext:value-type="float">
            <text:p>0,0032176971</text:p>
          </table:table-cell>
          <table:table-cell office:value-type="float" office:value="0.220995935875209" calcext:value-type="float">
            <text:p>0,220995935875209</text:p>
          </table:table-cell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927049" calcext:value-type="float">
            <text:p>9,927049</text:p>
          </table:table-cell>
          <table:table-cell office:value-type="float" office:value="0.023042679" calcext:value-type="float">
            <text:p>0,023042679</text:p>
          </table:table-cell>
          <table:table-cell office:value-type="float" office:value="0.601427081228828" calcext:value-type="float">
            <text:p>0,601427081228828</text:p>
          </table:table-cell>
          <table:table-cell office:value-type="float" office:value="7.6609488" calcext:value-type="float">
            <text:p>7,6609488</text:p>
          </table:table-cell>
          <table:table-cell office:value-type="float" office:value="0.03263855" calcext:value-type="float">
            <text:p>0,03263855</text:p>
          </table:table-cell>
          <table:table-cell office:value-type="float" office:value="0.547322867971831" calcext:value-type="float">
            <text:p>0,547322867971831</text:p>
          </table:table-cell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174471" calcext:value-type="float">
            <text:p>9,174471</text:p>
          </table:table-cell>
          <table:table-cell office:value-type="float" office:value="0.00024414062" calcext:value-type="float">
            <text:p>0,00024414062</text:p>
          </table:table-cell>
          <table:table-cell office:value-type="float" office:value="0.0298342872517865" calcext:value-type="float">
            <text:p>0,0298342872517865</text:p>
          </table:table-cell>
          <table:table-cell office:value-type="float" office:value="7.2701187" calcext:value-type="float">
            <text:p>7,2701187</text:p>
          </table:table-cell>
          <table:table-cell office:value-type="float" office:value="0.029000282" calcext:value-type="float">
            <text:p>0,029000282</text:p>
          </table:table-cell>
          <table:table-cell office:value-type="float" office:value="0.519915670123397" calcext:value-type="float">
            <text:p>0,519915670123397</text:p>
          </table:table-cell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66562" calcext:value-type="float">
            <text:p>8,66562</text:p>
          </table:table-cell>
          <table:table-cell office:value-type="float" office:value="0.036132812" calcext:value-type="float">
            <text:p>0,036132812</text:p>
          </table:table-cell>
          <table:table-cell office:value-type="float" office:value="0.621747751689759" calcext:value-type="float">
            <text:p>0,621747751689759</text:p>
          </table:table-cell>
          <table:table-cell office:value-type="float" office:value="8.000312" calcext:value-type="float">
            <text:p>8,000312</text:p>
          </table:table-cell>
          <table:table-cell office:value-type="float" office:value="0.045160294" calcext:value-type="float">
            <text:p>0,045160294</text:p>
          </table:table-cell>
          <table:table-cell office:value-type="float" office:value="0.452725302770797" calcext:value-type="float">
            <text:p>0,452725302770797</text:p>
          </table:table-cell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 en entrenamiento. Inputado por modelo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 office:value-type="float" office:value="0.466295703976137" calcext:value-type="float">
            <text:p>0,466295703976137</text:p>
          </table:table-cell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office:value-type="float" office:value="0.13911628825585" calcext:value-type="float">
            <text:p>0,13911628825585</text:p>
          </table:table-cell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196697" calcext:value-type="float">
            <text:p>8,196697</text:p>
          </table:table-cell>
          <table:table-cell office:value-type="float" office:value="0.0026435852" calcext:value-type="float">
            <text:p>0,0026435852</text:p>
          </table:table-cell>
          <table:table-cell office:value-type="float" office:value="0.136295423899889" calcext:value-type="float">
            <text:p>0,136295423899889</text:p>
          </table:table-cell>
          <table:table-cell office:value-type="float" office:value="6.174879" calcext:value-type="float">
            <text:p>6,174879</text:p>
          </table:table-cell>
          <table:table-cell office:value-type="float" office:value="0.0005893707" calcext:value-type="float">
            <text:p>0,0005893707</text:p>
          </table:table-cell>
          <table:table-cell office:value-type="float" office:value="0.0589811010183952" calcext:value-type="float">
            <text:p>0,0589811010183952</text:p>
          </table:table-cell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9745" calcext:value-type="float">
            <text:p>0,974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396778" calcext:value-type="float">
            <text:p>9,396778</text:p>
          </table:table-cell>
          <table:table-cell office:value-type="float" office:value="0.042407036" calcext:value-type="float">
            <text:p>0,042407036</text:p>
          </table:table-cell>
          <table:table-cell office:value-type="float" office:value="0.538638968340761" calcext:value-type="float">
            <text:p>0,538638968340761</text:p>
          </table:table-cell>
          <table:table-cell office:value-type="float" office:value="7.9185" calcext:value-type="float">
            <text:p>7,9185</text:p>
          </table:table-cell>
          <table:table-cell office:value-type="float" office:value="0.0064868927" calcext:value-type="float">
            <text:p>0,0064868927</text:p>
          </table:table-cell>
          <table:table-cell office:value-type="float" office:value="0.280636562264929" calcext:value-type="float">
            <text:p>0,280636562264929</text:p>
          </table:table-cell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float" office:value="0.1152" calcext:value-type="float">
            <text:p>0,1152</text:p>
          </table:table-cell>
          <table:table-cell office:value-type="float" office:value="0.8696" calcext:value-type="float">
            <text:p>0,869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2977" calcext:value-type="float">
            <text:p>7,6292977</text:p>
          </table:table-cell>
          <table:table-cell office:value-type="float" office:value="0.03932762" calcext:value-type="float">
            <text:p>0,03932762</text:p>
          </table:table-cell>
          <table:table-cell office:value-type="float" office:value="0.787446499383461" calcext:value-type="float">
            <text:p>0,787446499383461</text:p>
          </table:table-cell>
          <table:table-cell office:value-type="float" office:value="6.0255756" calcext:value-type="float">
            <text:p>6,0255756</text:p>
          </table:table-cell>
          <table:table-cell office:value-type="float" office:value="0.038372993" calcext:value-type="float">
            <text:p>0,038372993</text:p>
          </table:table-cell>
          <table:table-cell office:value-type="float" office:value="0.580653304790938" calcext:value-type="float">
            <text:p>0,580653304790938</text:p>
          </table:table-cell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70</text:p>
            <text:p>Loss = mae, optimizer = RMSProp</text:p>
          </table:table-cell>
          <table:table-cell office:value-type="float" office:value="0.0188" calcext:value-type="float">
            <text:p>0,0188</text:p>
          </table:table-cell>
          <table:table-cell office:value-type="float" office:value="0.9464" calcext:value-type="float">
            <text:p>0,9464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 office:value-type="float" office:value="0.466295703976137" calcext:value-type="float">
            <text:p>0,466295703976137</text:p>
          </table:table-cell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office:value-type="float" office:value="0.13911628825585" calcext:value-type="float">
            <text:p>0,13911628825585</text:p>
          </table:table-cell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float" office:value="0.0979" calcext:value-type="float">
            <text:p>0,0979</text:p>
          </table:table-cell>
          <table:table-cell office:value-type="float" office:value="0.8795" calcext:value-type="float">
            <text:p>0,879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551719" calcext:value-type="float">
            <text:p>8,551719</text:p>
          </table:table-cell>
          <table:table-cell office:value-type="float" office:value="0.041095376" calcext:value-type="float">
            <text:p>0,041095376</text:p>
          </table:table-cell>
          <table:table-cell office:value-type="float" office:value="0.645891595612444" calcext:value-type="float">
            <text:p>0,645891595612444</text:p>
          </table:table-cell>
          <table:table-cell office:value-type="float" office:value="7.1011066" calcext:value-type="float">
            <text:p>7,1011066</text:p>
          </table:table-cell>
          <table:table-cell office:value-type="float" office:value="0.0077466965" calcext:value-type="float">
            <text:p>0,0077466965</text:p>
          </table:table-cell>
          <table:table-cell office:value-type="float" office:value="0.421031799770371" calcext:value-type="float">
            <text:p>0,421031799770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number number:decimal-places="0" number:min-decimal-places="0" number:min-integer-digits="1" number:grouping="true"/>
      <number:text> €</number:text>
    </number:number-style>
    <number:number-style style:name="N15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08:40:10.45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20:13:09.381000000</meta:creation-date>
    <dc:date>2023-06-20T08:55:59.469000000</dc:date>
    <meta:editing-duration>PT2H6M29S</meta:editing-duration>
    <meta:editing-cycles>5</meta:editing-cycles>
    <meta:generator>LibreOffice/7.5.3.2$Windows_X86_64 LibreOffice_project/9f56dff12ba03b9acd7730a5a481eea045e468f3</meta:generator>
    <meta:document-statistic meta:table-count="1" meta:cell-count="142" meta:object-count="0"/>
  </office:meta>
</office:document-meta>
</file>